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office:automatic-styles>
  <office:body>
    <office:text text:use-soft-page-breaks="true">
      <text:p text:style-name="P1">Notities bij<text:s/>Ontwerp:</text:p>
      <text:p text:style-name="Standaard"/>
      <text:p text:style-name="Standaard">Het probleem bestaat uit een aantal eenheden die los van elkaar gedefinieerd worden en die aan elkaar gekoppeld zijn. Het oplossen van de vragen ben ik begonnen met het maken van definities<text:s/>voor deze eenheden. Ik<text:s/>onderscheid<text:s/>de volgende<text:s/>eenheden:</text:p>
      <text:list text:style-name="LFO1" text:continue-numbering="true">
        <text:list-item>
          <text:p text:style-name="P2">node = plaats die geidentificeerd wordt met een letter van het alfabet</text:p>
        </text:list-item>
        <text:list-item>
          <text:p text:style-name="P3">edge = verbinding tussen twee nodes<text:s/></text:p>
        </text:list-item>
        <text:list-item>
          <text:p text:style-name="P4">weight = afstand van de verbinding tussen twee nodes<text:s/></text:p>
        </text:list-item>
        <text:list-item>
          <text:p text:style-name="P5">route = georderde lijst van afwisselend nodes en edges, die de verbinding tussen een start node en een eind node vormen.<text:s/></text:p>
        </text:list-item>
      </text:list>
      <text:p text:style-name="Standaard"/>
      <text:p text:style-name="Standaard">De progamma code heb ik opgesteld in Python, omdat ik veel ervaring heb met deze taal.<text:s/></text:p>
      <text:p text:style-name="Standaard">In eerste instantie kwam ik tot de conclusie dat ik voor een nodes<text:s/>en een edges<text:s/>class objecten<text:s/>kon maken, “Node” en “Edge” class object. De edges en nodes worden samengesteld uit de graph informatie.<text:s/></text:p>
      <text:p text:style-name="Standaard">De 10 vragen vragen om één of meer routes met één start en één eind node. Dit heeft mij doen besluiten om een functie te maken die bekijkt welke routes mogelijk zijn op basis van de graph informatie. Graph informatie wordt omgezet naar node en edge-objecten.<text:s/>Een route wordt opgesteld als een list met een afwisseling van nodes en edges. De route is afgerond als de eind node wordt bereikt. Bij het oplossen van de vragen bleek het praktisch om voor een route een aparte klasse “Route” te maken. Een route die de eind node bereikt had krijgt een True-waarde mee, routes die het eindpunt niet bereiken krijgen een waarde False mee</text:p>
      <text:p text:style-name="Standaard">In de functie routing wordt een route<text:s/></text:p>
      <text:p text:style-name="Standaard"/>
      <text:p text:style-name="Standaard"/>
      <text:p text:style-name="Standaard"/>
      <text:p text:style-name="Standaard"/>
      <text:p text:style-name="Standaard"/>
      <text:p text:style-name="Standaard"/>
      <text:p text:style-name="Standaard"/>
      <text:p text:style-name="Standaard">Assesment Globescope.</text:p>
      <text:p text:style-name="Standaard"/>
      <text:list text:style-name="LFO1" text:continue-numbering="true">
        <text:list-item>
          <text:p text:style-name="P6">Git repository aanmaken en openstellen voor Erik</text:p>
        </text:list-item>
        <text:list-item>
          <text:p text:style-name="P7">Variabelen uit omschrijving halen op een rlijst zetten.</text:p>
        </text:list-item>
        <text:list-item>
          <text:p text:style-name="P8">Uitteken routes.</text:p>
        </text:list-item>
        <text:list-item>
          <text:p text:style-name="P9">Functies maken op basis van vragen.</text:p>
        </text:list-item>
        <text:list-item>
          <text:p text:style-name="P10">Class definitie(s) maken.</text:p>
        </text:list-item>
      </text:list>
      <text:p text:style-name="Standaard"/>
      <text:p text:style-name="Standaard"/>
      <text:p text:style-name="Standaard"/>
      <text:p text:style-name="Standaard">Variabelen<text:s/>definities</text:p>
      <text:list text:style-name="LFO1" text:continue-numbering="true">
        <text:list-item>
          <text:p text:style-name="P11">distance = total of weights along a route.</text:p>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 Rotsaert</meta:initial-creator>
    <dc:creator>Marc Rotsaert</dc:creator>
    <meta:creation-date>2022-12-18T08:06:00Z</meta:creation-date>
    <dc:date>2023-01-06T17:37:00Z</dc:date>
    <meta:template xlink:href="Normal.dotm" xlink:type="simple"/>
    <meta:editing-cycles>5</meta:editing-cycles>
    <meta:editing-duration>PT16080S</meta:editing-duration>
    <meta:document-statistic meta:page-count="2" meta:paragraph-count="3" meta:word-count="276" meta:character-count="1793" meta:row-count="12" meta:non-whitespace-character-count="1520"/>
  </office:meta>
</office:document-meta>
</file>